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Abdoulaye F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4-12-23" calcext:value-type="date">
            <text:p>23/12/2014</text:p>
          </table:table-cell>
          <table:table-cell office:value-type="string" calcext:value-type="string">
            <text:p>Famoudou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ou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SA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1-22" calcext:value-type="date">
            <text:p>22/11/2014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SAGA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Guind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2-25" calcext:value-type="date">
            <text:p>25/12/2014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tom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494" calcext:value-type="float">
            <text:p>494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26" calcext:value-type="date">
            <text:p>26/05/2014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Boub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14" calcext:value-type="date">
            <text:p>14/06/201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320" calcext:value-type="float">
            <text:p>320</text:p>
          </table:table-cell>
          <table:table-cell office:value-type="string" calcext:value-type="string">
            <text:p>Madin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03" calcext:value-type="date">
            <text:p>03/01/2011</text:p>
          </table:table-cell>
          <table:table-cell office:value-type="string" calcext:value-type="string">
            <text:p>Mamoud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Talata</text:p>
          </table:table-cell>
          <table:table-cell office:value-type="string" calcext:value-type="string">
            <text:p>Di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1-01" calcext:value-type="date">
            <text:p>01/01/2013</text:p>
          </table:table-cell>
          <table:table-cell office:value-type="string" calcext:value-type="string">
            <text:p>Maf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Safoune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387" calcext:value-type="float">
            <text:p>387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1-04" calcext:value-type="date">
            <text:p>04/01/2012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488" calcext:value-type="float">
            <text:p>488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8-04" calcext:value-type="date">
            <text:p>04/08/2014</text:p>
          </table:table-cell>
          <table:table-cell office:value-type="string" calcext:value-type="string">
            <text:p>Tiètigui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mbour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BENG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8-05" calcext:value-type="date">
            <text:p>05/08/2013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ENGA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ne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351" calcext:value-type="float">
            <text:p>351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2-15" calcext:value-type="date">
            <text:p>15/02/2013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OGO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6-14" calcext:value-type="date">
            <text:p>14/06/2013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OGOLA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EI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3-18" calcext:value-type="date">
            <text:p>18/03/2014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373" calcext:value-type="float">
            <text:p>373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01" calcext:value-type="date">
            <text:p>01/12/2012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Balakissa</text:p>
          </table:table-cell>
          <table:table-cell office:value-type="string" calcext:value-type="string">
            <text:p>Mariko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float" office:value="485" calcext:value-type="float">
            <text:p>485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2-29" calcext:value-type="date">
            <text:p>29/12/2013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SAMAK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14" calcext:value-type="date">
            <text:p>14/02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366" calcext:value-type="float">
            <text:p>366</text:p>
          </table:table-cell>
          <table:table-cell office:value-type="string" calcext:value-type="string">
            <text:p>Diarrah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5-07" calcext:value-type="date">
            <text:p>07/05/2014</text:p>
          </table:table-cell>
          <table:table-cell office:value-type="string" calcext:value-type="string">
            <text:p>Baladji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float" office:value="264" calcext:value-type="float">
            <text:p>264</text:p>
          </table:table-cell>
          <table:table-cell office:value-type="string" calcext:value-type="string">
            <text:p>Assitan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2-21" calcext:value-type="date">
            <text:p>21/12/2013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nogo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float" office:value="369" calcext:value-type="float">
            <text:p>369</text:p>
          </table:table-cell>
          <table:table-cell office:value-type="string" calcext:value-type="string">
            <text:p>Adjaratou</text:p>
          </table:table-cell>
          <table:table-cell office:value-type="string" calcext:value-type="string">
            <text:p>DA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8-11" calcext:value-type="date">
            <text:p>11/08/2014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AOU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Togol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493" calcext:value-type="float">
            <text:p>493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9-25" calcext:value-type="date">
            <text:p>25/09/2014</text:p>
          </table:table-cell>
          <table:table-cell office:value-type="string" calcext:value-type="string">
            <text:p>Bassal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Koné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float" office:value="239" calcext:value-type="float">
            <text:p>239</text:p>
          </table:table-cell>
          <table:table-cell office:value-type="string" calcext:value-type="string">
            <text:p>Adiara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09-14" calcext:value-type="date">
            <text:p>14/09/2013</text:p>
          </table:table-cell>
          <table:table-cell office:value-type="string" calcext:value-type="string">
            <text:p>Moustapha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table:style-name="ce8" office:value-type="date" office:date-value="2013-03-24" calcext:value-type="date">
            <text:p>24/03/2013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Sidibé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Djibril</text:p>
          </table:table-cell>
          <table:table-cell office:value-type="string" calcext:value-type="string">
            <text:p>YATTASSAY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24" calcext:value-type="date">
            <text:p>24/04/2012</text:p>
          </table:table-cell>
          <table:table-cell office:value-type="string" calcext:value-type="string">
            <text:p>Ibrahima Kalilou</text:p>
          </table:table-cell>
          <table:table-cell office:value-type="string" calcext:value-type="string">
            <text:p>YATTASSAYE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11" calcext:value-type="date">
            <text:p>11/10/2014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Youm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208" calcext:value-type="float">
            <text:p>208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anga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02-04" calcext:value-type="date">
            <text:p>04/02/2014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Tangara</text:p>
          </table:table-cell>
          <table:table-cell office:value-type="string" calcext:value-type="string">
            <text:p>Korotoumou</text:p>
          </table:table-cell>
          <table:table-cell office:value-type="string" calcext:value-type="string">
            <text:p>Katilé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4-10-08" calcext:value-type="date">
            <text:p>08/10/2014</text:p>
          </table:table-cell>
          <table:table-cell office:value-type="string" calcext:value-type="string">
            <text:p>Lassine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float" office:value="497" calcext:value-type="float">
            <text:p>497</text:p>
          </table:table-cell>
          <table:table-cell office:value-type="string" calcext:value-type="string">
            <text:p>Sitan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1-05" calcext:value-type="date">
            <text:p>05/11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SANOGO</text:p>
          </table:table-cell>
          <table:table-cell office:value-type="string" calcext:value-type="string">
            <text:p>Tenin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amou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12-31" calcext:value-type="date">
            <text:p>31/12/2012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NCOUMBA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6-02" calcext:value-type="date">
            <text:p>02/06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DIANCOUMBA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Maïga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aoussou</text:p>
          </table:table-cell>
          <table:table-cell office:value-type="string" calcext:value-type="string">
            <text:p>FAN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7-23" calcext:value-type="date">
            <text:p>23/07/2012</text:p>
          </table:table-cell>
          <table:table-cell office:value-type="string" calcext:value-type="string">
            <text:p>Mahamadou</text:p>
          </table:table-cell>
          <table:table-cell office:value-type="string" calcext:value-type="string">
            <text:p>FAN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fan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float" office:value="466" calcext:value-type="float">
            <text:p>466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CISS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12-19" calcext:value-type="date">
            <text:p>19/12/2012</text:p>
          </table:table-cell>
          <table:table-cell office:value-type="string" calcext:value-type="string">
            <text:p>Sylaba</text:p>
          </table:table-cell>
          <table:table-cell office:value-type="string" calcext:value-type="string">
            <text:p>CISSE</text:p>
          </table:table-cell>
          <table:table-cell office:value-type="string" calcext:value-type="string">
            <text:p>Hawa</text:p>
          </table:table-cell>
          <table:table-cell office:value-type="string" calcext:value-type="string">
            <text:p>Kouriba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float" office:value="452" calcext:value-type="float">
            <text:p>452</text:p>
          </table:table-cell>
          <table:table-cell office:value-type="string" calcext:value-type="string">
            <text:p>Kadidiatou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6-30" calcext:value-type="date">
            <text:p>30/06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Marietou</text:p>
          </table:table-cell>
          <table:table-cell office:value-type="string" calcext:value-type="string">
            <text:p>Dembel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ramane B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3-20" calcext:value-type="date">
            <text:p>20/03/2012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ram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7-26" calcext:value-type="date">
            <text:p>26/07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Guindo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float" office:value="327" calcext:value-type="float">
            <text:p>327</text:p>
          </table:table-cell>
          <table:table-cell office:value-type="string" calcext:value-type="string">
            <text:p>Assitan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7-15" calcext:value-type="date">
            <text:p>15/07/2012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Lah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float" office:value="229" calcext:value-type="float">
            <text:p>229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5-23" calcext:value-type="date">
            <text:p>23/05/2012</text:p>
          </table:table-cell>
          <table:table-cell office:value-type="string" calcext:value-type="string">
            <text:p>Sekoub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Teresse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float" office:value="231" calcext:value-type="float">
            <text:p>231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2-08-04" calcext:value-type="date">
            <text:p>04/08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etou</text:p>
          </table:table-cell>
          <table:table-cell office:value-type="string" calcext:value-type="string">
            <text:p>Cissé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Dramane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7-19" calcext:value-type="date">
            <text:p>19/07/2012</text:p>
          </table:table-cell>
          <table:table-cell office:value-type="string" calcext:value-type="string">
            <text:p>Bourem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Barry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1-02-10" calcext:value-type="date">
            <text:p>10/02/2011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Djeneba</text:p>
          </table:table-cell>
          <table:table-cell office:value-type="string" calcext:value-type="string">
            <text:p>Dougnon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IDIB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8-25" calcext:value-type="date">
            <text:p>25/08/2012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ALPHAGALO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6-02" calcext:value-type="date">
            <text:p>02/06/201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ALPHAGAL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adou Zan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7-11" calcext:value-type="date">
            <text:p>11/07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stan</text:p>
          </table:table-cell>
          <table:table-cell office:value-type="string" calcext:value-type="string">
            <text:p>Diallo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float" office:value="489" calcext:value-type="float">
            <text:p>489</text:p>
          </table:table-cell>
          <table:table-cell office:value-type="string" calcext:value-type="string">
            <text:p>Kadidia</text:p>
          </table:table-cell>
          <table:table-cell office:value-type="string" calcext:value-type="string">
            <text:p>DEMBELE</text:p>
          </table:table-cell>
          <table:table-cell/>
          <table:table-cell office:value-type="string" calcext:value-type="string">
            <text:p>Bamako</text:p>
          </table:table-cell>
          <table:table-cell table:style-name="ce11" office:value-type="date" office:date-value="2013-06-02" calcext:value-type="date">
            <text:p>02/06/2013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EMBEL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bdoul</text:p>
          </table:table-cell>
          <table:table-cell office:value-type="string" calcext:value-type="string">
            <text:p>DIANCOUMBA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8-13" calcext:value-type="date">
            <text:p>13/08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IANCOUMBA</text:p>
          </table:table-cell>
          <table:table-cell office:value-type="string" calcext:value-type="string">
            <text:p>Farima</text:p>
          </table:table-cell>
          <table:table-cell office:value-type="string" calcext:value-type="string">
            <text:p>Coulibaly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3-15" calcext:value-type="date">
            <text:p>15/03/2012</text:p>
          </table:table-cell>
          <table:table-cell office:value-type="string" calcext:value-type="string">
            <text:p>Ambara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Banou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heick O</text:p>
          </table:table-cell>
          <table:table-cell office:value-type="string" calcext:value-type="string">
            <text:p>DAFF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1-12" calcext:value-type="date">
            <text:p>12/01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AFF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Traore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Hama Hamidou</text:p>
          </table:table-cell>
          <table:table-cell office:value-type="string" calcext:value-type="string">
            <text:p>YALCOUYE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4-11" calcext:value-type="date">
            <text:p>11/04/2012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YALCOUYE</text:p>
          </table:table-cell>
          <table:table-cell office:value-type="string" calcext:value-type="string">
            <text:p>Aîche</text:p>
          </table:table-cell>
          <table:table-cell office:value-type="string" calcext:value-type="string">
            <text:p>Sow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5-22" calcext:value-type="date">
            <text:p>22/05/2012</text:p>
          </table:table-cell>
          <table:table-cell office:value-type="string" calcext:value-type="string">
            <text:p>Mamout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oure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table:style-name="ce10" office:value-type="date" office:date-value="2012-09-07" calcext:value-type="date">
            <text:p>07/09/2012</text:p>
          </table:table-cell>
          <table:table-cell office:value-type="string" calcext:value-type="string">
            <text:p>Mory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Samake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office:value-type="float" office:value="341" calcext:value-type="float">
            <text:p>341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table:style-name="ce12" office:value-type="date" office:date-value="2011-12-01" calcext:value-type="date">
            <text:p>01/12/2011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Dia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5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date-style style:name="N123">
      <number:day number:style="long"/>
      <number:text>-</number:text>
      <number:month number:textual="true"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-</number:text>
      <number:month number:textual="true"/>
      <number:text>-</number:text>
      <number:year/>
    </number:date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2:07:18.876828882</meta:creation-date>
    <dc:date>2022-10-10T12:08:19.963861369</dc:date>
    <meta:editing-duration>PT1M2S</meta:editing-duration>
    <meta:editing-cycles>1</meta:editing-cycles>
    <meta:generator>LibreOffice/7.3.6.2$Linux_X86_64 LibreOffice_project/30$Build-2</meta:generator>
    <meta:document-statistic meta:table-count="1" meta:cell-count="521" meta:object-count="0"/>
  </office:meta>
</office:document-meta>
</file>